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rsid="002ec593" officeooo:paragraph-rsid="000f7cfb" fo:background-color="#fffff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fcd8a" officeooo:paragraph-rsid="000f7cfb" fo:background-color="#fffff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9pt" officeooo:rsid="0008d864" officeooo:paragraph-rsid="000f7cfb" style:font-size-asian="19pt" style:font-size-complex="19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fcd8a" officeooo:paragraph-rsid="000f7cfb" fo:background-color="#fffff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9pt" fo:font-weight="normal" officeooo:rsid="00ac9805" officeooo:paragraph-rsid="00ac9805" fo:background-color="#ffffff" style:font-size-asian="19pt" style:font-weight-asian="normal" style:font-size-complex="19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9pt" officeooo:rsid="0008d864" officeooo:paragraph-rsid="000f7cfb" style:font-size-asian="19pt" style:font-size-complex="19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officeooo:rsid="0008d864" officeooo:paragraph-rsid="000f7cfb" fo:background-color="transparen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e9c28" officeooo:paragraph-rsid="000f7cfb" fo:background-color="#ffff0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8d864" officeooo:paragraph-rsid="008db26a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4024d" officeooo:paragraph-rsid="002260fe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4024d" officeooo:paragraph-rsid="008db26a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0f7cfb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fcd8a" officeooo:paragraph-rsid="000f7cfb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8d864" officeooo:paragraph-rsid="000f7cfb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7e2987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0f7cfb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700c0" officeooo:paragraph-rsid="000f7cfb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700c0" officeooo:paragraph-rsid="000f7cfb" fo:background-color="#ffffff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0f7cfb" fo:background-color="#ffffff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f1471" officeooo:paragraph-rsid="0037920c" fo:background-color="#ffffff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f1471" officeooo:paragraph-rsid="002f1471" fo:background-color="#ffffff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4024d" officeooo:paragraph-rsid="000f7cfb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b232a" officeooo:paragraph-rsid="000f7cfb" fo:background-color="transparent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69cbd9" officeooo:paragraph-rsid="0083c39c" fo:background-color="transparent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3pt" officeooo:rsid="0008d864" officeooo:paragraph-rsid="000f7cfb" style:font-size-asian="13pt" style:font-size-complex="13pt"/>
    </style:style>
    <style:style style:name="P26" style:family="paragraph" style:parent-style-name="Standard">
      <style:text-properties style:font-name="Liberation Serif" fo:font-size="13pt" officeooo:rsid="002a295b" officeooo:paragraph-rsid="0034061e" fo:background-color="#ffffff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font-size="13pt" fo:font-weight="bold" officeooo:rsid="000bc0be" officeooo:paragraph-rsid="000f7cfb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3pt" fo:font-weight="bold" officeooo:rsid="000fcd8a" officeooo:paragraph-rsid="000f7cfb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3pt" fo:font-weight="bold" officeooo:rsid="000fcd8a" officeooo:paragraph-rsid="008156df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3pt" fo:font-weight="bold" officeooo:rsid="0038c186" officeooo:paragraph-rsid="008156df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3pt" fo:font-weight="bold" officeooo:rsid="0038c186" officeooo:paragraph-rsid="000f7cfb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3pt" fo:font-weight="bold" officeooo:rsid="000bc0be" officeooo:paragraph-rsid="00153b66" fo:background-color="#ffffff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3pt" fo:font-weight="bold" officeooo:rsid="00153b66" officeooo:paragraph-rsid="00153b66" fo:background-color="#ffffff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fo:font-weight="bold" officeooo:rsid="000fcd8a" officeooo:paragraph-rsid="000f7cfb" fo:background-color="#ffffff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fo:font-weight="normal" officeooo:rsid="0011466b" officeooo:paragraph-rsid="000f7cfb" fo:background-color="#ffffff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weight="normal" officeooo:rsid="0038c186" officeooo:paragraph-rsid="000f7cfb" fo:background-color="#ffffff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c9211e" fo:font-size="14pt" fo:font-weight="bold" officeooo:rsid="00b4526d" officeooo:paragraph-rsid="00b4526d" fo:background-color="#ffffff" style:font-size-asian="14pt" style:font-weight-asian="bold" style:font-size-complex="14pt" style:font-weight-complex="bold"/>
    </style:style>
    <style:style style:name="T1" style:family="text">
      <style:text-properties officeooo:rsid="002ec593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1cca" style:font-weight-asian="bold" style:font-weight-complex="bold"/>
    </style:style>
    <style:style style:name="T5" style:family="text">
      <style:text-properties fo:font-weight="bold" officeooo:rsid="001700c0" style:font-weight-asian="bold" style:font-weight-complex="bold"/>
    </style:style>
    <style:style style:name="T6" style:family="text">
      <style:text-properties fo:font-weight="bold" officeooo:rsid="002bce09" style:font-weight-asian="bold" style:font-weight-complex="bold"/>
    </style:style>
    <style:style style:name="T7" style:family="text">
      <style:text-properties fo:font-weight="bold" officeooo:rsid="0034061e" style:font-weight-asian="bold" style:font-weight-complex="bold"/>
    </style:style>
    <style:style style:name="T8" style:family="text">
      <style:text-properties fo:font-weight="bold" officeooo:rsid="007e2987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700c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91cca" style:font-weight-asian="normal" style:font-weight-complex="normal"/>
    </style:style>
    <style:style style:name="T13" style:family="text">
      <style:text-properties fo:font-weight="normal" officeooo:rsid="002a295b" style:font-weight-asian="normal" style:font-weight-complex="normal"/>
    </style:style>
    <style:style style:name="T14" style:family="text">
      <style:text-properties fo:font-weight="normal" officeooo:rsid="002b232a" style:font-weight-asian="normal" style:font-weight-complex="normal"/>
    </style:style>
    <style:style style:name="T15" style:family="text">
      <style:text-properties fo:font-weight="normal" officeooo:rsid="0044e11e" style:font-weight-asian="normal" style:font-weight-complex="normal"/>
    </style:style>
    <style:style style:name="T16" style:family="text">
      <style:text-properties fo:font-weight="normal" officeooo:rsid="001c8d76" style:font-weight-asian="normal" style:font-weight-complex="normal"/>
    </style:style>
    <style:style style:name="T17" style:family="text">
      <style:text-properties fo:font-weight="normal" officeooo:rsid="000fcd8a" style:font-weight-asian="normal" style:font-weight-complex="normal"/>
    </style:style>
    <style:style style:name="T18" style:family="text">
      <style:text-properties fo:font-weight="normal" officeooo:rsid="00153997" style:font-weight-asian="normal" style:font-weight-complex="normal"/>
    </style:style>
    <style:style style:name="T19" style:family="text">
      <style:text-properties fo:font-weight="normal" officeooo:rsid="0018c298" style:font-weight-asian="normal" style:font-weight-complex="normal"/>
    </style:style>
    <style:style style:name="T20" style:family="text">
      <style:text-properties fo:font-weight="normal" officeooo:rsid="00194d51" style:font-weight-asian="normal" style:font-weight-complex="normal"/>
    </style:style>
    <style:style style:name="T21" style:family="text">
      <style:text-properties fo:font-weight="normal" officeooo:rsid="00347e90" style:font-weight-asian="normal" style:font-weight-complex="normal"/>
    </style:style>
    <style:style style:name="T22" style:family="text">
      <style:text-properties fo:font-weight="normal" officeooo:rsid="0011466b" style:font-weight-asian="normal" style:font-weight-complex="normal"/>
    </style:style>
    <style:style style:name="T23" style:family="text">
      <style:text-properties fo:font-weight="normal" officeooo:rsid="001700c0" style:font-weight-asian="normal" style:font-weight-complex="normal"/>
    </style:style>
    <style:style style:name="T24" style:family="text">
      <style:text-properties fo:font-weight="normal" officeooo:rsid="001dbeca" style:font-weight-asian="normal" style:font-weight-complex="normal"/>
    </style:style>
    <style:style style:name="T25" style:family="text">
      <style:text-properties fo:font-weight="normal" officeooo:rsid="0026e705" style:font-weight-asian="normal" style:font-weight-complex="normal"/>
    </style:style>
    <style:style style:name="T26" style:family="text">
      <style:text-properties fo:font-weight="normal" officeooo:rsid="002b1b01" style:font-weight-asian="normal" style:font-weight-complex="normal"/>
    </style:style>
    <style:style style:name="T27" style:family="text">
      <style:text-properties fo:font-weight="normal" officeooo:rsid="002bce09" style:font-weight-asian="normal" style:font-weight-complex="normal"/>
    </style:style>
    <style:style style:name="T28" style:family="text">
      <style:text-properties fo:font-weight="normal" officeooo:rsid="002d473a" style:font-weight-asian="normal" style:font-weight-complex="normal"/>
    </style:style>
    <style:style style:name="T29" style:family="text">
      <style:text-properties fo:font-weight="normal" officeooo:rsid="0034061e" style:font-weight-asian="normal" style:font-weight-complex="normal"/>
    </style:style>
    <style:style style:name="T30" style:family="text">
      <style:text-properties fo:font-weight="normal" officeooo:rsid="0037920c" style:font-weight-asian="normal" style:font-weight-complex="normal"/>
    </style:style>
    <style:style style:name="T31" style:family="text">
      <style:text-properties fo:font-weight="normal" officeooo:rsid="0041d07a" style:font-weight-asian="normal" style:font-weight-complex="normal"/>
    </style:style>
    <style:style style:name="T32" style:family="text">
      <style:text-properties fo:font-weight="normal" officeooo:rsid="0046ad10" style:font-weight-asian="normal" style:font-weight-complex="normal"/>
    </style:style>
    <style:style style:name="T33" style:family="text">
      <style:text-properties fo:font-weight="normal" officeooo:rsid="004e12f4" style:font-weight-asian="normal" style:font-weight-complex="normal"/>
    </style:style>
    <style:style style:name="T34" style:family="text">
      <style:text-properties fo:font-weight="normal" officeooo:rsid="004e9c28" style:font-weight-asian="normal" style:font-weight-complex="normal"/>
    </style:style>
    <style:style style:name="T35" style:family="text">
      <style:text-properties fo:font-weight="normal" officeooo:rsid="0060e89e" style:font-weight-asian="normal" style:font-weight-complex="normal"/>
    </style:style>
    <style:style style:name="T36" style:family="text">
      <style:text-properties fo:font-weight="normal" officeooo:rsid="00321523" style:font-weight-asian="normal" style:font-weight-complex="normal"/>
    </style:style>
    <style:style style:name="T37" style:family="text">
      <style:text-properties fo:font-weight="normal" officeooo:rsid="008a8ac8" style:font-weight-asian="normal" style:font-weight-complex="normal"/>
    </style:style>
    <style:style style:name="T38" style:family="text">
      <style:text-properties fo:font-weight="normal" officeooo:rsid="009fb7be" style:font-weight-asian="normal" style:font-weight-complex="normal"/>
    </style:style>
    <style:style style:name="T39" style:family="text">
      <style:text-properties fo:font-weight="normal" fo:background-color="#ffffff" loext:char-shading-value="0" style:font-weight-asian="normal" style:font-weight-complex="normal"/>
    </style:style>
    <style:style style:name="T40" style:family="text">
      <style:text-properties fo:font-weight="normal" officeooo:rsid="00347e90" fo:background-color="#ffffff" loext:char-shading-value="0" style:font-weight-asian="normal" style:font-weight-complex="normal"/>
    </style:style>
    <style:style style:name="T41" style:family="text">
      <style:text-properties fo:font-weight="normal" officeooo:rsid="0038c186" fo:background-color="#ffffff" loext:char-shading-value="0" style:font-weight-asian="normal" style:font-weight-complex="normal"/>
    </style:style>
    <style:style style:name="T42" style:family="text">
      <style:text-properties fo:font-weight="normal" officeooo:rsid="008156df" fo:background-color="#ffffff" loext:char-shading-value="0" style:font-weight-asian="normal" style:font-weight-complex="normal"/>
    </style:style>
    <style:style style:name="T43" style:family="text">
      <style:text-properties fo:font-weight="normal" officeooo:rsid="008a8ac8" fo:background-color="#ffffff" loext:char-shading-value="0" style:font-weight-asian="normal" style:font-weight-complex="normal"/>
    </style:style>
    <style:style style:name="T44" style:family="text">
      <style:text-properties fo:font-weight="normal" officeooo:rsid="008db26a" fo:background-color="#ffffff" loext:char-shading-value="0" style:font-weight-asian="normal" style:font-weight-complex="normal"/>
    </style:style>
    <style:style style:name="T45" style:family="text">
      <style:text-properties fo:font-weight="normal" officeooo:rsid="00347e90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90d1e5" fo:background-color="transparent" loext:char-shading-value="0" style:font-weight-asian="normal" style:font-weight-complex="normal"/>
    </style:style>
    <style:style style:name="T47" style:family="text">
      <style:text-properties officeooo:rsid="0044024d"/>
    </style:style>
    <style:style style:name="T48" style:family="text">
      <style:text-properties officeooo:rsid="002b232a"/>
    </style:style>
    <style:style style:name="T49" style:family="text">
      <style:text-properties officeooo:rsid="0044e11e"/>
    </style:style>
    <style:style style:name="T50" style:family="text">
      <style:text-properties officeooo:rsid="001c8d76"/>
    </style:style>
    <style:style style:name="T51" style:family="text">
      <style:text-properties officeooo:rsid="000fcd8a"/>
    </style:style>
    <style:style style:name="T52" style:family="text">
      <style:text-properties officeooo:rsid="0012ec53"/>
    </style:style>
    <style:style style:name="T53" style:family="text">
      <style:text-properties officeooo:rsid="00153997"/>
    </style:style>
    <style:style style:name="T54" style:family="text">
      <style:text-properties fo:background-color="#ffffff" loext:char-shading-value="0"/>
    </style:style>
    <style:style style:name="T55" style:family="text">
      <style:text-properties officeooo:rsid="0038c186" fo:background-color="#ffffff" loext:char-shading-value="0"/>
    </style:style>
    <style:style style:name="T56" style:family="text">
      <style:text-properties officeooo:rsid="008156df" fo:background-color="#ffffff" loext:char-shading-value="0"/>
    </style:style>
    <style:style style:name="T57" style:family="text">
      <style:text-properties officeooo:rsid="0011466b"/>
    </style:style>
    <style:style style:name="T58" style:family="text">
      <style:text-properties officeooo:rsid="00321523"/>
    </style:style>
    <style:style style:name="T59" style:family="text">
      <style:text-properties officeooo:rsid="0034061e"/>
    </style:style>
    <style:style style:name="T60" style:family="text">
      <style:text-properties officeooo:rsid="0037920c"/>
    </style:style>
    <style:style style:name="T61" style:family="text">
      <style:text-properties officeooo:rsid="0041d07a"/>
    </style:style>
    <style:style style:name="T62" style:family="text">
      <style:text-properties officeooo:rsid="00430ab2"/>
    </style:style>
    <style:style style:name="T63" style:family="text">
      <style:text-properties fo:background-color="transparent" loext:char-shading-value="0"/>
    </style:style>
    <style:style style:name="T64" style:family="text">
      <style:text-properties officeooo:rsid="00347e90" fo:background-color="transparent" loext:char-shading-value="0"/>
    </style:style>
    <style:style style:name="T65" style:family="text">
      <style:text-properties officeooo:rsid="0036b133" fo:background-color="transparent" loext:char-shading-value="0"/>
    </style:style>
    <style:style style:name="T66" style:family="text">
      <style:text-properties officeooo:rsid="008156df"/>
    </style:style>
    <style:style style:name="T67" style:family="text">
      <style:text-properties officeooo:rsid="008a8a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amática <text:span text:style-name="T1">com Expressões Regulares LL(1)</text:span> da Linguagem L</text:p>
      <text:p text:style-name="P3"/>
      <text:p text:style-name="P7"><text:span text:style-name="T2">S</text:span> → {<text:span text:style-name="T3">Declarar</text:span><text:span text:style-name="T11">}</text:span><text:span text:style-name="T33">*</text:span> {<text:span text:style-name="T3">Comando</text:span><text:span text:style-name="T12">}</text:span><text:span text:style-name="T33">*</text:span></text:p>
      <text:p text:style-name="P8"/>
      <text:p text:style-name="P9">Declarar → “<text:span text:style-name="T24">final" “</text:span><text:span text:style-name="T38">id” “</text:span><text:span text:style-name="T34">&lt;-” <text:s/></text:span><text:span text:style-name="T44">[“-”] </text:span><text:span text:style-name="T34">const “;” | </text:span><text:span text:style-name="T13">(int | boolean | byte | string) id </text:span><text:span text:style-name="T47">ListaIds</text:span><text:span text:style-name="T14">“;”</text:span></text:p>
      <text:p text:style-name="P22"/>
      <text:p text:style-name="P10">ListaIds<text:span text:style-name="T11"> → [</text:span>Atrib<text:span text:style-name="T11">] {“,” “id” [</text:span>Atrib<text:span text:style-name="T11">]}</text:span><text:span text:style-name="T14">*</text:span></text:p>
      <text:p text:style-name="P23"/>
      <text:p text:style-name="P11"><text:span text:style-name="T48">A</text:span>trib →<text:span text:style-name="T49"> </text:span><text:span text:style-name="T15">“</text:span><text:span text:style-name="T11">&lt;-” </text:span><text:span text:style-name="T44">[“-”] </text:span><text:span text:style-name="T35">c</text:span><text:span text:style-name="T11">onst</text:span></text:p>
      <text:p text:style-name="P14"/>
      <text:p text:style-name="P25"><text:span text:style-name="T9">Comando </text:span><text:span text:style-name="T3">→</text:span><text:span text:style-name="T4"> </text:span><text:span text:style-name="T8">Atribuicao</text:span><text:span text:style-name="T4"> | Repeticao | Teste | Nulo | Leitura | Escrita</text:span></text:p>
      <text:p text:style-name="P24"><text:s text:c="23"/></text:p>
      <text:p text:style-name="P15"><text:span text:style-name="T63">Atribuicao </text:span>→ <text:span text:style-name="T11">“</text:span><text:span text:style-name="T37">id”</text:span><text:span text:style-name="T67"> </text:span><text:span text:style-name="T16">“&lt;-”</text:span><text:span text:style-name="T50"> Expressao </text:span><text:span text:style-name="T16">“;”</text:span></text:p>
      <text:p text:style-name="P16"/>
      <text:p text:style-name="P12">Repeticao → <text:span text:style-name="T11">“</text:span><text:span text:style-name="T17">while”“(“</text:span><text:span text:style-name="T51">Expressao</text:span><text:span text:style-name="T17">“)”</text:span><text:span text:style-name="T25"> </text:span><text:span text:style-name="T62">Blocowhile</text:span><text:span text:style-name="T17"> </text:span></text:p>
      <text:p text:style-name="P13"/>
      <text:p text:style-name="P13"><text:span text:style-name="T52">Blocowhile </text:span><text:span text:style-name="T11">→ “begin”{</text:span>Comando<text:span text:style-name="T11">}*“end</text:span><text:span text:style-name="T32">w</text:span><text:span text:style-name="T11">hile” </text:span><text:span text:style-name="T31">| </text:span><text:span text:style-name="T61">Comando</text:span></text:p>
      <text:p text:style-name="P18"/>
      <text:p text:style-name="P12">Teste → <text:span text:style-name="T11">“</text:span><text:span text:style-name="T18">if”“(“</text:span><text:span text:style-name="T53">Expressao</text:span><text:span text:style-name="T18">“)” </text:span><text:span text:style-name="T30"><text:s/>(</text:span><text:span text:style-name="T58">Blocoif | Comando </text:span><text:span text:style-name="T36">[</text:span><text:span text:style-name="T58">BlocoElse</text:span><text:span text:style-name="T36">]</text:span><text:span text:style-name="T58">)</text:span></text:p>
      <text:p text:style-name="P17"/>
      <text:p text:style-name="P26"><text:span text:style-name="T10">Blocoif</text:span><text:span text:style-name="T5"> → “</text:span><text:span text:style-name="T26">begin”</text:span><text:span text:style-name="T27">{</text:span><text:span text:style-name="T6">Comando</text:span><text:span text:style-name="T27">}+“</text:span><text:span text:style-name="T28">endif”</text:span><text:span text:style-name="T23">“else”“</text:span><text:span text:style-name="T29">begin”{</text:span><text:span text:style-name="T7">Comando</text:span><text:span text:style-name="T29">}+“endelse”</text:span></text:p>
      <text:p text:style-name="P19"/>
      <text:p text:style-name="P20"><text:span text:style-name="T63">BlocoElse </text:span>→ <text:span text:style-name="T60"><text:s/></text:span><text:span text:style-name="T29">“else”</text:span><text:span text:style-name="T59"> Comando </text:span></text:p>
      <text:p text:style-name="P21"/>
      <text:p text:style-name="P16">Nulo → <text:span text:style-name="T11">“;”</text:span></text:p>
      <text:p text:style-name="P16"/>
      <text:p text:style-name="P16">Leitura → <text:span text:style-name="T11">“</text:span><text:span text:style-name="T19">readln”“</text:span><text:span text:style-name="T20">(</text:span><text:span text:style-name="T19">”id“)”“;”</text:span></text:p>
      <text:p text:style-name="P27"/>
      <text:p text:style-name="P32"><text:span text:style-name="T63">Escrita </text:span>→ <text:span text:style-name="T11">“</text:span><text:span text:style-name="T20">write”“(”</text:span><text:span text:style-name="T57">ListaExpressoes</text:span><text:span text:style-name="T20">“)”“;” </text:span><text:span text:style-name="T22">| “writeln”“(”</text:span><text:span text:style-name="T57">ListaExpressoes</text:span><text:span text:style-name="T22">“)”“;”</text:span></text:p>
      <text:p text:style-name="P35"/>
      <text:p text:style-name="P33"><text:span text:style-name="T57">L</text:span>istaExpressoes<text:span text:style-name="T11"> → </text:span>Expressao <text:span text:style-name="T11">{“,” </text:span>Expressao<text:span text:style-name="T11">}*</text:span></text:p>
      <text:p text:style-name="P28"/>
      <text:p text:style-name="P28"><text:span text:style-name="T63">Expressao</text:span> → <text:span text:style-name="T67">Exp </text:span><text:span text:style-name="T21">[(“=”| “!=” | “&lt;” | “&gt;” | “&lt;=” | “&gt;=”) </text:span><text:span text:style-name="T66">Exp</text:span><text:span text:style-name="T21">] <text:s text:c="3"/></text:span><text:span text:style-name="T45"><text:s text:c="35"/></text:span><text:span text:style-name="T21"><text:s text:c="4"/></text:span></text:p>
      <text:p text:style-name="P28"/>
      <text:p text:style-name="P29"><text:span text:style-name="T64">E</text:span><text:span text:style-name="T65">xp</text:span><text:span text:style-name="T45"> </text:span><text:span text:style-name="T40">→</text:span><text:span text:style-name="T45"> </text:span><text:span text:style-name="T46">[+ | - ] </text:span><text:span text:style-name="T56">T </text:span><text:span text:style-name="T41">{(“+” | “-” | “||”) </text:span><text:span text:style-name="T42"><text:s/></text:span><text:span text:style-name="T55">T </text:span><text:span text:style-name="T41">}*</text:span></text:p>
      <text:p text:style-name="P36"/>
      <text:p text:style-name="P30"><text:span text:style-name="T54">T → </text:span><text:span text:style-name="T56">F</text:span><text:span text:style-name="T42"> </text:span><text:span text:style-name="T39">{(“*” | “&amp;&amp;” | “/”) <text:s/></text:span><text:span text:style-name="T54">F</text:span><text:span text:style-name="T39">}*</text:span></text:p>
      <text:p text:style-name="P36"/>
      <text:p text:style-name="P31"><text:span text:style-name="T63">F </text:span><text:span text:style-name="T54">→ </text:span><text:span text:style-name="T39">“!”</text:span><text:span text:style-name="T54">F </text:span><text:span text:style-name="T39"><text:s/>| “(”</text:span><text:span text:style-name="T54">Expressao</text:span><text:span text:style-name="T39">“)” | </text:span><text:span text:style-name="T44">[“-”] </text:span><text:span text:style-name="T39">const </text:span><text:span text:style-name="T43">| id</text:span></text:p>
      <text:p text:style-name="P34"/>
      <text:p text:style-name="P34"/>
      <text:p text:style-name="P5"/>
      <text:p text:style-name="P5"/>
      <text:p text:style-name="P5"/>
      <text:p text:style-name="P5"/>
      <text:p text:style-name="P5"><text:soft-page-break/>Geração de Código</text:p>
      <text:p text:style-name="P2"/>
      <text:p text:style-name="P2"/>
      <text:p text:style-name="P37">[1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3:38:13.926000000</meta:creation-date>
    <dc:date>2020-05-27T23:08:46.766000000</dc:date>
    <meta:editing-duration>PT17H1M52S</meta:editing-duration>
    <meta:editing-cycles>91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23" meta:word-count="150" meta:character-count="1013" meta:non-whitespace-character-count="811"/>
  </office:meta>
</office:document-meta>
</file>